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Pars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parseDSCComment(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SCParser.parseNex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SCParser.setFilter( DSC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parse( DSCHandler 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SCParser.nextPSComment( String prefix , PSGenerator g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SCParser.war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parseDSCLine( String lin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SCPars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isWhitespace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r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SCParser.get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SCParser.nex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SCParser.setNestedDocumentHandler( NestedDocum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nextDSCComment( String name , PSGenerator g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SCParser.isCheckE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checkLine( String li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SCParser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getCurren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nextDSCCom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setCheckEOF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Parser.DSCParser( 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SCPars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